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2361in" table:align="left" style:writing-mode="lr-tb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1.7354in"/>
    </style:style>
    <style:style style:name="Table1.C" style:family="table-column">
      <style:table-column-properties style:column-width="2.8563in"/>
    </style:style>
    <style:style style:name="Table1.A1" style:family="table-cell">
      <style:table-cell-properties style:vertical-align="middle" fo:padding="0.0194in" fo:border="none"/>
    </style:style>
    <style:style style:name="Table1" style:family="table">
      <style:table-properties style:width="5.2361in" table:align="left" style:writing-mode="lr-tb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1.7354in"/>
    </style:style>
    <style:style style:name="Table1.C" style:family="table-column">
      <style:table-column-properties style:column-width="2.856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Frame_20_contents">
      <style:paragraph-properties fo:margin-top="0in" fo:margin-bottom="0.0138in" style:contextual-spacing="false" fo:line-height="100%" fo:text-align="start" style:justify-single-word="false"/>
      <style:text-properties fo:font-size="6pt" officeooo:rsid="001c46b5" officeooo:paragraph-rsid="001c46b5" style:font-size-asian="6pt" style:font-size-complex="6pt"/>
    </style:style>
    <style:style style:name="P2" style:family="paragraph" style:parent-style-name="Frame_20_contents">
      <style:paragraph-properties fo:margin-top="0in" fo:margin-bottom="0.0417in" style:contextual-spacing="false" fo:line-height="100%" fo:text-align="center" style:justify-single-word="false"/>
    </style:style>
    <style:style style:name="P3" style:family="paragraph" style:parent-style-name="Frame_20_contents">
      <style:paragraph-properties fo:margin-top="0in" fo:margin-bottom="0.028in" style:contextual-spacing="false" fo:line-height="100%" fo:text-align="center" style:justify-single-word="false"/>
    </style:style>
    <style:style style:name="P4" style:family="paragraph" style:parent-style-name="Frame_20_contents">
      <style:paragraph-properties fo:margin-top="0in" fo:margin-bottom="0.1665in" style:contextual-spacing="false" fo:line-height="100%" fo:text-align="center" style:justify-single-word="false"/>
    </style:style>
    <style:style style:name="P5" style:family="paragraph" style:parent-style-name="Frame_20_contents">
      <style:paragraph-properties fo:margin-top="0.028in" fo:margin-bottom="0.1945in" style:contextual-spacing="false" fo:line-height="100%" fo:text-align="center" style:justify-single-word="false"/>
    </style:style>
    <style:style style:name="P6" style:family="paragraph" style:parent-style-name="Frame_20_contents">
      <style:paragraph-properties fo:line-height="100%" fo:text-align="center" style:justify-single-word="false"/>
    </style:style>
    <style:style style:name="P7" style:family="paragraph" style:parent-style-name="Frame_20_contents">
      <style:paragraph-properties fo:margin-top="0in" fo:margin-bottom="0.0835in" style:contextual-spacing="false" fo:line-height="100%" fo:text-align="center" style:justify-single-word="false"/>
    </style:style>
    <style:style style:name="P8" style:family="paragraph" style:parent-style-name="Frame_20_contents">
      <style:paragraph-properties fo:margin-top="0in" fo:margin-bottom="0.0665in" style:contextual-spacing="false" fo:line-height="100%" fo:text-align="center" style:justify-single-word="false"/>
    </style:style>
    <style:style style:name="P9" style:family="paragraph" style:parent-style-name="Frame_20_contents">
      <style:paragraph-properties fo:margin-top="0in" fo:margin-bottom="0.0138in" style:contextual-spacing="false" fo:line-height="100%" fo:text-align="center" style:justify-single-word="false"/>
    </style:style>
    <style:style style:name="P10" style:family="paragraph" style:parent-style-name="Frame_20_contents">
      <style:paragraph-properties fo:line-height="100%"/>
    </style:style>
    <style:style style:name="P11" style:family="paragraph" style:parent-style-name="Frame_20_contents">
      <style:paragraph-properties fo:margin-top="0in" fo:margin-bottom="0.0665in" style:contextual-spacing="false" fo:line-height="100%" fo:text-align="center" style:justify-single-word="false"/>
      <style:text-properties fo:color="#ffffff" loext:opacity="100%" style:font-name="Arial" fo:font-size="6pt" style:font-size-asian="6pt" style:font-name-complex="Arial2" style:font-size-complex="6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size-asian="10pt" style:font-name-complex="Arial2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.028in" style:contextual-spacing="false" fo:line-height="100%" fo:text-align="center" style:justify-single-word="false"/>
    </style:style>
    <style:style style:name="P15" style:family="paragraph" style:parent-style-name="Standard">
      <style:paragraph-properties fo:margin-top="0.028in" fo:margin-bottom="0.0138in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e3795"/>
    </style:style>
    <style:style style:name="P17" style:family="paragraph" style:parent-style-name="Standard">
      <style:paragraph-properties fo:margin-top="0.028in" fo:margin-bottom="0in" style:contextual-spacing="false" fo:line-height="100%" fo:text-align="center" style:justify-single-word="false"/>
      <style:text-properties officeooo:paragraph-rsid="001e3795"/>
    </style:style>
    <style:style style:name="P18" style:family="paragraph" style:parent-style-name="Standard">
      <style:paragraph-properties fo:margin-top="0.0555in" fo:margin-bottom="0.0138in" style:contextual-spacing="false" fo:line-height="100%" fo:text-align="center" style:justify-single-word="false"/>
    </style:style>
    <style:style style:name="P19" style:family="paragraph" style:parent-style-name="Standard">
      <style:paragraph-properties fo:margin-top="0.028in" fo:margin-bottom="0.028in" style:contextual-spacing="false" fo:line-height="100%" fo:text-align="center" style:justify-single-word="false"/>
    </style:style>
    <style:style style:name="P20" style:family="paragraph" style:parent-style-name="Standard">
      <style:paragraph-properties fo:margin-top="0.028in" fo:margin-bottom="0in" style:contextual-spacing="false" fo:line-height="100%" fo:text-align="center" style:justify-single-word="false"/>
    </style:style>
    <style:style style:name="P21" style:family="paragraph" style:parent-style-name="Standard">
      <style:paragraph-properties fo:margin-top="0.0138in" fo:margin-bottom="0.028in" style:contextual-spacing="false" fo:line-height="100%" fo:text-align="center" style:justify-single-word="false"/>
      <style:text-properties officeooo:paragraph-rsid="001c46b5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Table_20_Contents">
      <style:text-properties officeooo:paragraph-rsid="0022397f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/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6pt" fo:language="en" fo:country="US" style:font-size-asian="6pt" style:font-size-complex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1c46b5" style:font-size-asian="6pt" style:font-size-complex="6pt"/>
    </style:style>
    <style:style style:name="T4" style:family="text">
      <style:text-properties style:font-name="Arial" fo:font-size="10pt" style:font-size-asian="10pt" style:font-name-complex="Arial2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style:font-size-asian="10pt" style:font-name-complex="Arial2" style:font-size-complex="10pt"/>
    </style:style>
    <style:style style:name="T6" style:family="text">
      <style:text-properties style:font-name="Arial" fo:font-size="20pt" style:font-size-asian="20pt" style:font-name-complex="Arial2" style:font-size-complex="20pt"/>
    </style:style>
    <style:style style:name="T7" style:family="text">
      <style:text-properties style:font-name="Arial" fo:font-size="20pt" officeooo:rsid="001d995e" style:font-size-asian="20pt" style:font-name-complex="Arial2" style:font-size-complex="20pt"/>
    </style:style>
    <style:style style:name="T8" style:family="text">
      <style:text-properties style:font-name="Arial" fo:font-size="20pt" officeooo:rsid="00210ebe" style:font-size-asian="20pt" style:font-name-complex="Arial2" style:font-size-complex="20pt"/>
    </style:style>
    <style:style style:name="T9" style:family="text">
      <style:text-properties style:font-name="Arial" fo:font-size="6pt" style:text-underline-style="solid" style:text-underline-width="auto" style:text-underline-color="font-color" style:font-size-asian="6pt" style:font-name-complex="Arial2" style:font-size-complex="6pt"/>
    </style:style>
    <style:style style:name="T10" style:family="text">
      <style:text-properties style:font-name="Arial" fo:font-size="6pt" style:text-underline-style="solid" style:text-underline-width="auto" style:text-underline-color="font-color" officeooo:rsid="001c46b5" style:font-size-asian="6pt" style:font-name-complex="Arial2" style:font-size-complex="6pt"/>
    </style:style>
    <style:style style:name="T11" style:family="text">
      <style:text-properties style:font-name="Arial" fo:font-size="6pt" style:font-size-asian="6pt" style:font-name-complex="Arial2" style:font-size-complex="6pt"/>
    </style:style>
    <style:style style:name="T12" style:family="text">
      <style:text-properties fo:color="#ff0000" loext:opacity="100%" style:font-name="Arial" fo:font-size="6pt" style:font-size-asian="6pt" style:font-name-complex="Arial2" style:font-size-complex="6pt"/>
    </style:style>
    <style:style style:name="T13" style:family="text">
      <style:text-properties fo:color="#ff0000" loext:opacity="100%" fo:font-size="6pt" style:font-size-asian="6pt" style:font-size-complex="6pt"/>
    </style:style>
    <style:style style:name="T14" style:family="text">
      <style:text-properties fo:color="#ff0000" loext:opacity="100%" fo:font-size="6pt" officeooo:rsid="001c46b5" style:font-size-asian="6pt" style:font-size-complex="6pt"/>
    </style:style>
    <style:style style:name="T15" style:family="text">
      <style:text-properties fo:color="#ffffff" loext:opacity="100%" style:font-name="Arial" fo:font-size="6pt" style:font-size-asian="6pt" style:font-name-complex="Arial2" style:font-size-complex="6pt"/>
    </style:style>
    <style:style style:name="T16" style:family="text">
      <style:text-properties fo:color="#ffffff" loext:opacity="100%" fo:font-size="6pt" style:font-size-asian="6pt" style:font-size-complex="6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officeooo:rsid="001c46b5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c46b5" style:font-size-asian="14pt" style:font-size-complex="14pt"/>
    </style:style>
    <style:style style:name="T21" style:family="text"/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9307in" fo:min-width="1.3874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fo:margin-left="0in" fo:margin-right="0.0425in" fo:margin-top="0in" fo:margin-bottom="0.0209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2.4173in" fo:min-width="2.1882in" fo:padding-top="0.05in" fo:padding-bottom="0.05in" fo:padding-left="0.1in" fo:padding-right="0.1in" fo:wrap-option="wrap" style:run-through="foreground"/>
    </style:style>
    <style:style style:name="gr5" style:family="graphic">
      <style:graphic-properties style:writing-mode="lr-tb" style:run-through="foreground"/>
    </style:style>
    <style:style style:name="gr6" style:family="graphic">
      <style:graphic-properties draw:stroke="solid" svg:stroke-width="0.0209in" svg:stroke-color="#ffc000" draw:stroke-linejoin="miter" svg:stroke-linecap="butt" draw:fill="none" loext:fill-use-slide-background="false" draw:textarea-vertical-align="middle" draw:auto-grow-height="false" fo:min-height="0.339in" fo:min-width="0.3898in" fo:padding-top="0in" fo:padding-bottom="0in" fo:padding-left="0in" fo:padding-right="0in" fo:wrap-option="wrap" style:run-through="foreground"/>
    </style:style>
    <style:style style:name="gr7" style:family="graphic">
      <style:graphic-properties draw:stroke="solid" svg:stroke-width="0.0209in" svg:stroke-color="#ffc000" draw:stroke-linejoin="miter" svg:stroke-linecap="butt" draw:fill="none" loext:fill-use-slide-background="false" draw:textarea-vertical-align="middle" draw:auto-grow-height="false" fo:min-height="0.3382in" fo:min-width="0.3902in" fo:padding-top="0in" fo:padding-bottom="0in" fo:padding-left="0in" fo:padding-right="0in" fo:wrap-option="wrap" style:run-through="foreground"/>
    </style:style>
    <style:style style:name="gr8" style:family="graphic">
      <style:graphic-properties draw:stroke="solid" svg:stroke-width="0.0209in" svg:stroke-color="#ffc000" draw:stroke-linejoin="miter" svg:stroke-linecap="butt" draw:fill="none" loext:fill-use-slide-background="false" draw:textarea-vertical-align="middle" draw:auto-grow-height="false" fo:min-height="0.339in" fo:min-width="0.3902in" fo:padding-top="0in" fo:padding-bottom="0in" fo:padding-left="0in" fo:padding-right="0in" fo:wrap-option="wrap" style:run-through="foreground"/>
    </style:style>
    <style:style style:name="gr9" style:family="graphic">
      <style:graphic-properties draw:stroke="solid" svg:stroke-width="0.0209in" svg:stroke-color="#7030a0" draw:stroke-linejoin="miter" svg:stroke-linecap="butt" draw:fill="none" loext:fill-use-slide-background="false" draw:textarea-vertical-align="middle" draw:auto-grow-height="false" fo:min-height="0.3382in" fo:min-width="0.3902in" fo:padding-top="0in" fo:padding-bottom="0in" fo:padding-left="0in" fo:padding-right="0in" fo:wrap-option="wrap" style:run-through="foreground"/>
    </style:style>
    <style:style style:name="gr10" style:family="graphic">
      <style:graphic-properties draw:stroke="solid" svg:stroke-width="0.0209in" svg:stroke-color="#548235" draw:stroke-linejoin="miter" svg:stroke-linecap="butt" draw:fill="none" loext:fill-use-slide-background="false" draw:textarea-vertical-align="middle" draw:auto-grow-height="false" fo:min-height="0.339in" fo:min-width="0.3898in" fo:padding-top="0in" fo:padding-bottom="0in" fo:padding-left="0in" fo:padding-right="0in" fo:wrap-option="wrap" style:run-through="foreground"/>
    </style:style>
    <style:style style:name="gr11" style:family="graphic">
      <style:graphic-properties draw:stroke="solid" svg:stroke-width="0.0209in" svg:stroke-color="#7030a0" draw:stroke-linejoin="miter" svg:stroke-linecap="butt" draw:fill="none" loext:fill-use-slide-background="false" draw:textarea-vertical-align="middle" draw:auto-grow-height="false" fo:min-height="0.339in" fo:min-width="0.3898in" fo:padding-top="0in" fo:padding-bottom="0in" fo:padding-left="0in" fo:padding-right="0in" fo:wrap-option="wrap" style:run-through="foreground"/>
    </style:style>
    <style:style style:name="gr12" style:family="graphic">
      <style:graphic-properties draw:stroke="solid" svg:stroke-width="0.0209in" svg:stroke-color="#548235" draw:stroke-linejoin="miter" svg:stroke-linecap="butt" draw:fill="none" loext:fill-use-slide-background="false" draw:textarea-vertical-align="middle" draw:auto-grow-height="false" fo:min-height="0.3398in" fo:min-width="0.3898in" fo:padding-top="0in" fo:padding-bottom="0in" fo:padding-left="0in" fo:padding-right="0in" fo:wrap-option="wrap" style:run-through="foreground"/>
    </style:style>
    <style:style style:name="gr13" style:family="graphic">
      <style:graphic-properties draw:stroke="solid" svg:stroke-width="0.0209in" svg:stroke-color="#808080" draw:stroke-linejoin="miter" svg:stroke-linecap="butt" draw:fill="none" loext:fill-use-slide-background="false" draw:textarea-vertical-align="middle" draw:auto-grow-height="false" fo:min-height="0.339in" fo:min-width="0.3898in" fo:padding-top="0in" fo:padding-bottom="0in" fo:padding-left="0in" fo:padding-right="0in" fo:wrap-option="wrap" style:run-through="foreground"/>
    </style:style>
    <style:style style:name="gr14" style:family="graphic">
      <style:graphic-properties draw:stroke="solid" svg:stroke-width="0.0209in" svg:stroke-color="#ff0000" draw:stroke-linejoin="miter" svg:stroke-linecap="butt" draw:fill="none" loext:fill-use-slide-background="false" draw:textarea-vertical-align="middle" draw:auto-grow-height="false" fo:min-height="0.339in" fo:min-width="0.3902in" fo:padding-top="0in" fo:padding-bottom="0in" fo:padding-left="0in" fo:padding-right="0in" fo:wrap-option="wrap" style:run-through="foreground"/>
    </style:style>
    <style:style style:name="gr15" style:family="graphic">
      <style:graphic-properties draw:stroke="solid" svg:stroke-width="0.0209in" svg:stroke-color="#8faadc" draw:stroke-linejoin="miter" svg:stroke-linecap="butt" draw:fill="none" loext:fill-use-slide-background="false" draw:textarea-vertical-align="middle" draw:auto-grow-height="false" fo:min-height="0.3398in" fo:min-width="0.3902in" fo:padding-top="0in" fo:padding-bottom="0in" fo:padding-left="0in" fo:padding-right="0in" fo:wrap-option="wrap" style:run-through="foreground"/>
    </style:style>
    <style:style style:name="gr16" style:family="graphic">
      <style:graphic-properties draw:stroke="solid" svg:stroke-width="0.0209in" svg:stroke-color="#808080" draw:stroke-linejoin="miter" svg:stroke-linecap="butt" draw:fill="none" loext:fill-use-slide-background="false" draw:textarea-vertical-align="middle" draw:auto-grow-height="false" fo:min-height="0.339in" fo:min-width="0.3902in" fo:padding-top="0in" fo:padding-bottom="0in" fo:padding-left="0in" fo:padding-right="0in" fo:wrap-option="wrap" style:run-through="foreground"/>
    </style:style>
    <style:style style:name="gr17" style:family="graphic">
      <style:graphic-properties draw:stroke="solid" svg:stroke-width="0.0209in" svg:stroke-color="#000000" draw:stroke-linejoin="miter" svg:stroke-linecap="butt" draw:fill="none" loext:fill-use-slide-background="false" draw:textarea-vertical-align="middle" draw:auto-grow-height="false" fo:min-height="0.3382in" fo:min-width="0.3902in" fo:padding-top="0in" fo:padding-bottom="0in" fo:padding-left="0in" fo:padding-right="0in" fo:wrap-option="wrap" style:run-through="foreground"/>
    </style:style>
    <style:style style:name="gr18" style:family="graphic">
      <style:graphic-properties style:writing-mode="lr-tb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9791in" fo:min-width="1.0071in" fo:padding-top="0.05in" fo:padding-bottom="0.05in" fo:padding-left="0.1in" fo:padding-right="0.1in" fo:wrap-option="wrap" style:run-through="foreground"/>
    </style:style>
    <style:style style:name="gr20" style:family="graphic">
      <style:graphic-properties draw:stroke="solid" svg:stroke-width="0.0209in" svg:stroke-color="#8faadc" draw:stroke-linejoin="miter" svg:stroke-linecap="butt" draw:fill="none" loext:fill-use-slide-background="false" draw:textarea-vertical-align="middle" draw:auto-grow-height="false" fo:min-height="0.3752in" fo:min-width="0.3791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2.7575in" fo:min-width="2.616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4"/>
      <text:p text:style-name="P13" loext:marker-style-name="T6"><text:span text:style-name="T7">Venus</text:span><text:span text:style-name="T6"> </text:span><text:span text:style-name="T8">Midland Jungle</text:span></text:p>
      <text:p text:style-name="P12" loext:marker-style-name="T4"/>
      <text:p text:style-name="P12" loext:marker-style-name="T4"><draw:custom-shape text:anchor-type="char" draw:z-index="0" draw:name="Text Box 2" draw:style-name="gr21" draw:text-style-name="P24" svg:width="2.8157in" svg:height="2.8571in" svg:x="2.3126in" svg:y="0.1291in"><text:p text:style-name="P2" loext:marker-style-name="T15"><text:span text:style-name="T12">x</text:span><text:span text:style-name="T15"/></text:p><text:p text:style-name="P2" loext:marker-style-name="T15"><text:span text:style-name="T15"><text:s/></text:span><text:span text:style-name="T12">x</text:span><text:span text:style-name="T15"> <text:s text:c="21"/></text:span><text:span text:style-name="T12">x</text:span></text:p><text:p text:style-name="P2" loext:marker-style-name="T15"><text:span text:style-name="T15">2 <text:s text:c="35"/>3</text:span><text:span text:style-name="T15"/></text:p><text:p text:style-name="P3" loext:marker-style-name="T15"><text:span text:style-name="T15">11 <text:s text:c="61"/>9</text:span><text:span text:style-name="T15"/></text:p><text:p text:style-name="P2" loext:marker-style-name="T15"><text:span text:style-name="T15">4 <text:s text:c="77"/>6</text:span><text:span text:style-name="T15"/></text:p><text:p text:style-name="P4" loext:marker-style-name="T15"><text:span text:style-name="T15">6 <text:s text:c="100"/>4</text:span><text:span text:style-name="T15"/></text:p><text:p text:style-name="P5" loext:marker-style-name="T15"><text:span text:style-name="T15">19 <text:s text:c="101"/>19</text:span><text:span text:style-name="T15"/></text:p><text:p text:style-name="P4" loext:marker-style-name="T15"><text:span text:style-name="T15"><text:s/>3 <text:s text:c="103"/>2</text:span><text:span text:style-name="T15"/></text:p><text:p text:style-name="P6" loext:marker-style-name="T15"><text:span text:style-name="T15"><text:s/>18 <text:s text:c="100"/>17</text:span><text:span text:style-name="T15"/></text:p><text:p text:style-name="P4" loext:marker-style-name="T15"><text:span text:style-name="T15">1 <text:s text:c="101"/>1</text:span><text:span text:style-name="T15"/></text:p><text:p text:style-name="P7" loext:marker-style-name="T15"><text:span text:style-name="T15">16 <text:s text:c="101"/>14</text:span><text:span text:style-name="T15"/></text:p><text:p text:style-name="P3" loext:marker-style-name="T15"><text:span text:style-name="T15">14 <text:s text:c="71"/>16</text:span><text:span text:style-name="T15"/></text:p><text:p text:style-name="P2" loext:marker-style-name="T15"><text:span text:style-name="T15">11 <text:s text:c="62"/>9</text:span><text:span text:style-name="T15"/></text:p><text:p text:style-name="P3" loext:marker-style-name="T15"><text:span text:style-name="T15">17 <text:s text:c="32"/>18</text:span><text:span text:style-name="T15"/></text:p><text:p text:style-name="P3" loext:marker-style-name="T15"><text:span text:style-name="T15"><text:s/>3 <text:s text:c="21"/>2</text:span><text:span text:style-name="T15"/></text:p><text:p text:style-name="P8" loext:marker-style-name="T15"><text:span text:style-name="T12">x</text:span><text:span text:style-name="T15"/></text:p><text:p text:style-name="P11" loext:marker-style-name="T15"/><text:p text:style-name="P8" loext:marker-style-name="T1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" draw:name="Group 193" draw:style-name="gr18"><draw:custom-shape draw:name="Text Box 2" draw:style-name="gr19" draw:text-style-name="P25" svg:width="1.2067in" svg:height="1.0787in" svg:x="4.8598in" svg:y="0.0902in"><text:p text:style-name="P14" loext:marker-style-name="T17"><text:span text:style-name="T17"><text:s text:c="3"/></text:span><text:span text:style-name="T18">1</text:span></text:p><text:p text:style-name="P13" loext:marker-style-name="T17"><text:span text:style-name="T17"><text:s text:c="2"/></text:span><text:span text:style-name="T18">9,10 <text:s text:c="2"/></text:span><text:span text:style-name="T17"><text:s text:c="19"/></text:span><text:span text:style-name="T18">2,3</text:span></text:p><text:p text:style-name="P15" loext:marker-style-name="T17"><text:span text:style-name="T17"><text:s text:c="3"/></text:span><text:span text:style-name="T18">1d10</text:span></text:p><text:p text:style-name="P16" loext:marker-style-name="T17"><text:span text:style-name="T17"><text:s text:c="4"/></text:span><text:span text:style-name="T18">7,8</text:span><text:span text:style-name="T17"> <text:s text:c="22"/></text:span><text:span text:style-name="T18">4,5</text:span></text:p><text:p text:style-name="P17" loext:marker-style-name="T17"><text:span text:style-name="T17"><text:s text:c="2"/></text:span></text:p><text:p text:style-name="P17" loext:marker-style-name="T17"><text:span text:style-name="T17"><text:s/></text:span><text:span text:style-name="T18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Hexagon 23" draw:style-name="gr20" draw:text-style-name="P26" svg:width="0.5669in" svg:height="0.5614in" svg:x="5.2161in" svg:y="0.324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/draw:g></text:p>
      <text:p text:style-name="P12" loext:marker-style-name="T4"><draw:g text:anchor-type="char" draw:z-index="2" draw:name="Group 31" draw:style-name="gr3"><draw:custom-shape draw:name="Text Box 2" draw:style-name="gr4" draw:text-style-name="P25" svg:width="2.3878in" svg:height="2.5169in" svg:x="2.5425in" svg:y="0.1272in"><text:p text:style-name="P18" loext:marker-style-name="T19"><text:span text:style-name="T19">19</text:span><text:span text:style-name="T19"/></text:p><text:p text:style-name="P19" loext:marker-style-name="T19"><text:span text:style-name="T19">17 <text:s text:c="14"/>18</text:span><text:span text:style-name="T19"/></text:p><text:p text:style-name="P19" loext:marker-style-name="T19"><text:span text:style-name="T19">14 <text:s text:c="15"/>15 <text:s text:c="15"/>16</text:span><text:span text:style-name="T19"/></text:p><text:p text:style-name="P20" loext:marker-style-name="T19"><text:span text:style-name="T19">12 <text:s text:c="16"/>13</text:span><text:span text:style-name="T19"/></text:p><text:p text:style-name="P14" loext:marker-style-name="T19"><text:span text:style-name="T19">9 <text:s text:c="17"/>10 <text:s text:c="15"/>11</text:span><text:span text:style-name="T19"/></text:p><text:p text:style-name="P20" loext:marker-style-name="T19"><text:span text:style-name="T19">7 <text:s text:c="17"/>8</text:span><text:span text:style-name="T19"/></text:p><text:p text:style-name="P13" loext:marker-style-name="T19"><text:span text:style-name="T19">4 <text:s text:c="17"/>5 <text:s text:c="17"/>6</text:span><text:span text:style-name="T19"/></text:p><text:p text:style-name="P13" loext:marker-style-name="T19"><text:span text:style-name="T19">2 <text:s text:c="17"/>3</text:span><text:span text:style-name="T19"/></text:p><text:p text:style-name="P21" loext:marker-style-name="T19"><text:span text:style-name="T20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5"><draw:custom-shape draw:name="Hexagon 2" draw:style-name="gr6" draw:text-style-name="P25" svg:width="0.5661in" svg:height="0.4921in" svg:x="3.9146in" svg:y="0.4016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4" draw:style-name="gr7" draw:text-style-name="P25" svg:width="0.5661in" svg:height="0.4913in" svg:x="3.0126in" svg:y="0.4016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3" draw:style-name="gr8" draw:text-style-name="P25" svg:width="0.5669in" svg:height="0.4921in" svg:x="3.4614in" svg:y="0.6472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6" draw:style-name="gr9" draw:text-style-name="P25" svg:width="0.5661in" svg:height="0.4913in" svg:x="2.5634in" svg:y="0.6583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8" draw:style-name="gr10" draw:text-style-name="P25" svg:width="0.5661in" svg:height="0.4921in" svg:x="4.3642in" svg:y="0.6551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5" draw:style-name="gr11" draw:text-style-name="P25" svg:width="0.5661in" svg:height="0.4921in" svg:x="3.0126in" svg:y="0.9035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0" draw:style-name="gr12" draw:text-style-name="P25" svg:width="0.5661in" svg:height="0.4925in" svg:x="3.9189in" svg:y="0.9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7" draw:style-name="gr11" draw:text-style-name="P25" svg:width="0.5661in" svg:height="0.4921in" svg:x="2.5669in" svg:y="1.152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1" draw:style-name="gr12" draw:text-style-name="P25" svg:width="0.5661in" svg:height="0.4925in" svg:x="4.3717in" svg:y="1.148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5" draw:style-name="gr13" draw:text-style-name="P25" svg:width="0.5661in" svg:height="0.4921in" svg:x="3.9146in" svg:y="1.4063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3" draw:style-name="gr13" draw:text-style-name="P25" svg:width="0.5661in" svg:height="0.4921in" svg:x="3.0161in" svg:y="1.413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" draw:style-name="gr14" draw:text-style-name="P25" svg:width="0.5669in" svg:height="0.4921in" svg:x="3.4614in" svg:y="0.148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2" draw:style-name="gr15" draw:text-style-name="P25" svg:width="0.5669in" svg:height="0.4925in" svg:x="3.4614in" svg:y="1.1563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4" draw:style-name="gr16" draw:text-style-name="P25" svg:width="0.5669in" svg:height="0.4921in" svg:x="3.4689in" svg:y="1.6555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6" draw:style-name="gr13" draw:text-style-name="P25" svg:width="0.5661in" svg:height="0.4921in" svg:x="4.3642in" svg:y="1.6516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8" draw:style-name="gr13" draw:text-style-name="P25" svg:width="0.5661in" svg:height="0.4921in" svg:x="2.5634in" svg:y="1.6555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7" draw:style-name="gr13" draw:text-style-name="P25" svg:width="0.5661in" svg:height="0.4921in" svg:x="3.9224in" svg:y="1.900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9" draw:style-name="gr13" draw:text-style-name="P25" svg:width="0.5661in" svg:height="0.4921in" svg:x="3.0161in" svg:y="1.9043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20" draw:style-name="gr17" draw:text-style-name="P25" svg:width="0.5669in" svg:height="0.4913in" svg:x="3.4689in" svg:y="2.1571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/draw:g></draw:g></text:p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><draw:custom-shape text:anchor-type="char" draw:z-index="3" draw:name="Text Box 2" draw:style-name="gr2" draw:text-style-name="P24" svg:width="1.587in" svg:height="1.0303in" svg:x="5.0181in" svg:y="0.1291in"><text:p text:style-name="P3" loext:marker-style-name="T11"><text:span text:style-name="T10">Path/Stream</text:span><text:span text:style-name="T9"> Key</text:span><text:span text:style-name="T11">:</text:span></text:p><text:p text:style-name="P1">Use the above to determine which direction a path, stream or canyon continues</text:p><text:p text:style-name="P9" loext:marker-style-name="T2"><text:span text:style-name="T13"/></text:p><text:p text:style-name="P17" loext:marker-style-name="T17"><text:span text:style-name="T14">x</text:span><text:span text:style-name="T3"> = disallowed dire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><draw:custom-shape text:anchor-type="char" style:rel-height="20%" draw:z-index="4" draw:name="Text Box 2" draw:style-name="gr1" draw:text-style-name="P24" svg:width="6.726in" svg:height="7.1413in" svg:x="0.3217in" svg:y="0.0083in"><text:p text:style-name="P10" loext:marker-style-name="T4"><text:span text:style-name="T5">Hex Key</text:span><text:span text:style-name="T4">:</text:span></text:p><text:p text:style-name="P10" loext:marker-style-name="T4"><text:span text:style-name="T4"/></text:p><loext:table table:name="Table1" table:style-name="Table1"><loext:table-column table:style-name="Table1.A"/><loext:table-column table:style-name="Table1.B"/><loext:table-column table:style-name="Table1.C"/><loext:table-row><loext:table-cell table:style-name="Table1.A1" office:value-type="string"><text:p text:style-name="Table_20_Contents">2</text:p></loext:table-cell><loext:table-cell table:style-name="Table1.A1" office:value-type="string"><text:p text:style-name="Table_20_Contents"><text:span text:style-name="Strong_20_Emphasis">Towering Canopy</text:span></text:p></loext:table-cell><loext:table-cell table:style-name="Table1.A1" office:value-type="string"><text:p text:style-name="Table_20_Contents">Giant trees, limited visibility, shelter</text:p></loext:table-cell></loext:table-row><loext:table-row><loext:table-cell table:style-name="Table1.A1" office:value-type="string"><text:p text:style-name="Table_20_Contents">3</text:p></loext:table-cell><loext:table-cell table:style-name="Table1.A1" office:value-type="string"><text:p text:style-name="Table_20_Contents"><text:span text:style-name="Strong_20_Emphasis">Tangled Underbrush</text:span></text:p></loext:table-cell><loext:table-cell table:style-name="Table1.A1" office:value-type="string"><text:p text:style-name="Table_20_Contents">Difficult terrain, requires machete</text:p></loext:table-cell></loext:table-row><loext:table-row><loext:table-cell table:style-name="Table1.A1" office:value-type="string"><text:p text:style-name="Table_20_Contents">4</text:p></loext:table-cell><loext:table-cell table:style-name="Table1.A1" office:value-type="string"><text:p text:style-name="Table_20_Contents"><text:span text:style-name="Strong_20_Emphasis">Venusian Garden</text:span></text:p></loext:table-cell><loext:table-cell table:style-name="Table1.A1" office:value-type="string"><text:p text:style-name="Table_20_Contents">Beautiful flowers, mild hallucinogenic pollen</text:p></loext:table-cell></loext:table-row><loext:table-row><loext:table-cell table:style-name="Table1.A1" office:value-type="string"><text:p text:style-name="Table_20_Contents">5</text:p></loext:table-cell><loext:table-cell table:style-name="Table1.A1" office:value-type="string"><text:p text:style-name="Table_20_Contents"><text:span text:style-name="Strong_20_Emphasis">Jungle Trail</text:span></text:p></loext:table-cell><loext:table-cell table:style-name="Table1.A1" office:value-type="string"><text:p text:style-name="Table_20_Contents">Well-worn path</text:p></loext:table-cell></loext:table-row><loext:table-row><loext:table-cell table:style-name="Table1.A1" office:value-type="string"><text:p text:style-name="Table_20_Contents">6</text:p></loext:table-cell><loext:table-cell table:style-name="Table1.A1" office:value-type="string"><text:p text:style-name="Table_20_Contents"><text:span text:style-name="Strong_20_Emphasis">Dense Jungle</text:span></text:p></loext:table-cell><loext:table-cell table:style-name="Table1.A1" office:value-type="string"><text:p text:style-name="Table_20_Contents">Standard jungle terrain, limited visibility</text:p></loext:table-cell></loext:table-row><loext:table-row><loext:table-cell table:style-name="Table1.A1" office:value-type="string"><text:p text:style-name="Table_20_Contents">7</text:p></loext:table-cell><loext:table-cell table:style-name="Table1.A1" office:value-type="string"><text:p text:style-name="Table_20_Contents"><text:span text:style-name="Strong_20_Emphasis">Jungle Trail</text:span></text:p></loext:table-cell><loext:table-cell table:style-name="Table1.A1" office:value-type="string"><text:p text:style-name="Table_20_Contents">Well-worn path</text:p></loext:table-cell></loext:table-row><loext:table-row><loext:table-cell table:style-name="Table1.A1" office:value-type="string"><text:p text:style-name="Table_20_Contents">8</text:p></loext:table-cell><loext:table-cell table:style-name="Table1.A1" office:value-type="string"><text:p text:style-name="Table_20_Contents"><text:span text:style-name="Strong_20_Emphasis">Ancient Tree</text:span></text:p></loext:table-cell><loext:table-cell table:style-name="Table1.A1" office:value-type="string"><text:p text:style-name="Table_20_Contents">Massive tree with habitable interior</text:p></loext:table-cell></loext:table-row><loext:table-row><loext:table-cell table:style-name="Table1.A1" office:value-type="string"><text:p text:style-name="Table_20_Contents">9</text:p></loext:table-cell><loext:table-cell table:style-name="Table1.A1" office:value-type="string"><text:p text:style-name="Table_20_Contents"><text:span text:style-name="Strong_20_Emphasis">Jungle Clearing</text:span></text:p></loext:table-cell><loext:table-cell table:style-name="Table1.A1" office:value-type="string"><text:p text:style-name="Table_20_Contents">Good visibility, possible landing site</text:p></loext:table-cell></loext:table-row><loext:table-row><loext:table-cell table:style-name="Table1.A1" office:value-type="string"><text:p text:style-name="Table_20_Contents">10</text:p></loext:table-cell><loext:table-cell table:style-name="Table1.A1" office:value-type="string"><text:p text:style-name="Table_20_Contents"><text:span text:style-name="Strong_20_Emphasis">Serpentine River</text:span></text:p></loext:table-cell><loext:table-cell table:style-name="Table1.A1" office:value-type="string"><text:p text:style-name="Table_20_Contents">Wide water body</text:p></loext:table-cell></loext:table-row><loext:table-row><loext:table-cell table:style-name="Table1.A1" office:value-type="string"><text:p text:style-name="Table_20_Contents">11</text:p></loext:table-cell><loext:table-cell table:style-name="Table1.A1" office:value-type="string"><text:p text:style-name="Table_20_Contents"><text:span text:style-name="Strong_20_Emphasis">Sunken Ruins</text:span></text:p></loext:table-cell><loext:table-cell table:style-name="Table1.A1" office:value-type="string"><text:p text:style-name="Table_20_Contents">Half-buried structures, possible artifacts</text:p></loext:table-cell></loext:table-row><loext:table-row><loext:table-cell table:style-name="Table1.A1" office:value-type="string"><text:p text:style-name="Table_20_Contents">12</text:p></loext:table-cell><loext:table-cell table:style-name="Table1.A1" office:value-type="string"><text:p text:style-name="Table_20_Contents"><text:span text:style-name="Strong_20_Emphasis">Dense Undergrowth</text:span></text:p></loext:table-cell><loext:table-cell table:style-name="Table1.A1" office:value-type="string"><text:p text:style-name="Table_20_Contents">Difficult terrain, rich in medicinal plants</text:p></loext:table-cell></loext:table-row><loext:table-row><loext:table-cell table:style-name="Table1.A1" office:value-type="string"><text:p text:style-name="Table_20_Contents">13</text:p></loext:table-cell><loext:table-cell table:style-name="Table1.A1" office:value-type="string"><text:p text:style-name="Table_20_Contents"><text:span text:style-name="Strong_20_Emphasis">Predator Territory</text:span></text:p></loext:table-cell><loext:table-cell table:style-name="Table1.A1" office:value-type="string"><text:p text:style-name="Table_20_Contents">Signs of large carnivores, danger zone</text:p></loext:table-cell></loext:table-row><loext:table-row><loext:table-cell table:style-name="Table1.A1" office:value-type="string"><text:p text:style-name="Table_20_Contents">14</text:p></loext:table-cell><loext:table-cell table:style-name="Table1.A1" office:value-type="string"><text:p text:style-name="Table_20_Contents"><text:span text:style-name="Strong_20_Emphasis">Vine Network</text:span></text:p></loext:table-cell><loext:table-cell table:style-name="Table1.A1" office:value-type="string"><text:p text:style-name="Table_20_Contents">Natural bridges overhead, quick travel route</text:p></loext:table-cell></loext:table-row><loext:table-row><loext:table-cell table:style-name="Table1.A1" office:value-type="string"><text:p text:style-name="Table_20_Contents">15</text:p></loext:table-cell><loext:table-cell table:style-name="Table1.A1" office:value-type="string"><text:p text:style-name="Table_20_Contents"><text:span text:style-name="Strong_20_Emphasis">Jungle Canyon</text:span></text:p></loext:table-cell><loext:table-cell table:style-name="Table1.A1" office:value-type="string"><text:p text:style-name="Table_20_Contents">Steep-walled passage, cool and shaded</text:p></loext:table-cell></loext:table-row><loext:table-row><loext:table-cell table:style-name="Table1.A1" office:value-type="string"><text:p text:style-name="Table_20_Contents">16</text:p></loext:table-cell><loext:table-cell table:style-name="Table1.A1" office:value-type="string"><text:p text:style-name="Table_20_Contents"><text:span text:style-name="Strong_20_Emphasis">Indigenous Village</text:span></text:p></loext:table-cell><loext:table-cell table:style-name="Table1.A1" office:value-type="string"><text:p text:style-name="Table_20_Contents">Primitive settlement, potential allies/trade</text:p></loext:table-cell></loext:table-row><loext:table-row><loext:table-cell table:style-name="Table1.A1" office:value-type="string"><text:p text:style-name="Table_20_Contents">17</text:p></loext:table-cell><loext:table-cell table:style-name="Table1.A1" office:value-type="string"><text:p text:style-name="Table_20_Contents"><text:span text:style-name="Strong_20_Emphasis">Fungal Forest Edge</text:span> [EDGE]</text:p></loext:table-cell><loext:table-cell table:style-name="Table1.A1" office:value-type="string"><text:p text:style-name="Table_20_Contents">Border of exotic biome, spore hazard</text:p></loext:table-cell></loext:table-row><loext:table-row><loext:table-cell table:style-name="Table1.A1" office:value-type="string"><text:p text:style-name="Table_20_Contents">18</text:p></loext:table-cell><loext:table-cell table:style-name="Table1.A1" office:value-type="string"><text:p text:style-name="P23"><text:span text:style-name="Strong_20_Emphasis">Quicksand Basin</text:span></text:p></loext:table-cell><loext:table-cell table:style-name="Table1.A1" office:value-type="string"><text:p text:style-name="P23">Hazardous terrain, difficult to detect</text:p></loext:table-cell></loext:table-row><loext:table-row><loext:table-cell table:style-name="Table1.A1" office:value-type="string"><text:p text:style-name="Table_20_Contents">19</text:p></loext:table-cell><loext:table-cell table:style-name="Table1.A1" office:value-type="string"><text:p text:style-name="P23"><text:span text:style-name="Strong_20_Emphasis">Upward Path [EDGE]</text:span></text:p></loext:table-cell><loext:table-cell table:style-name="Table1.A1" office:value-type="string"><text:p text:style-name="P23">Route to highland plateau</text:p></loext:table-cell></loext:table-row></loext:table><text:p text:style-name="P10" loext:marker-style-name="T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6pt" fo:language="en" fo:country="US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Template by Goblin’s Henchman </text:span><text:a xlink:type="simple" xlink:href="https://goblinshenchman.wordpress.com/" text:style-name="Internet_20_link" text:visited-style-name="Visited_20_Internet_20_Link"><text:span text:style-name="Internet_20_link"><text:span text:style-name="MT1">https://goblinshenchman.wordpress.com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10T22:18:00</meta:creation-date>
    <dc:date>2025-04-06T15:42:20.078000000</dc:date>
    <meta:editing-duration>PT35M25S</meta:editing-duration>
    <meta:editing-cycles>7</meta:editing-cycles>
    <meta:generator>LibreOffice/7.5.9.2$Windows_X86_64 LibreOffice_project/cdeefe45c17511d326101eed8008ac4092f278a9</meta:generator>
    <meta:print-date>2025-04-06T13:56:03.827000000</meta:print-date>
    <meta:document-statistic meta:table-count="1" meta:image-count="0" meta:object-count="0" meta:page-count="1" meta:paragraph-count="91" meta:word-count="224" meta:character-count="2466" meta:non-whitespace-character-count="1124"/>
    <meta:user-defined meta:name="AppVersion">16.0000</meta:user-defined>
    <meta:template xlink:type="simple" xlink:actuate="onRequest" xlink:title="Normal" xlink:href=""/>
  </office:meta>
</office:document-meta>
</file>